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le URL: http://commons.wikimedia.org/wiki/File:Aleksandr_Grinchuk_at_Red_Bull_Racing_Formula_One_Show_Almaty.jpg</text:p>
      <text:p text:style-name="P1">Image URL: http://upload.wikimedia.org/wikipedia/commons/e/e2/Aleksandr_Grinchuk_at_Red_Bull_Racing_Formula_One_Show_Almaty.jpg</text:p>
      <text:p text:style-name="P1">Licence: http://creativecommons.org/licenses/by/3.0/deed.en</text:p>
      <text:p text:style-name="P1">Comments: Author - Igors Jefimovs</text:p>
      <text:p text:style-name="P3"/>
      <text:p text:style-name="P1">&lt;!-- #########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######### --&gt;</text:p>
      <text:p text:style-name="P3"/>
      <text:p text:style-name="P1">File URL: http://commons.wikimedia.org/wiki/File:Good_News_First_-promotional-.jpg</text:p>
      <text:p text:style-name="P1">Image URL: http://upload.wikimedia.org/wikipedia/commons/8/82/Good_News_First_-promotional-.jpg</text:p>
      <text:p text:style-name="P1">Licence: http://creativecommons.org/licenses/by/3.0/deed.en</text:p>
      <text:p text:style-name="P1">Comments: Author - Abigail Smith</text:p>
      <text:p text:style-name="P3"/>
      <text:p text:style-name="P1">&lt;!-- #########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######### --&gt;</text:p>
      <text:p text:style-name="P3"/>
      <text:p text:style-name="P1">File URL: http://commons.wikimedia.org/wiki/File:Women%27s_rights_protest_in_Egypt7.jpg</text:p>
      <text:p text:style-name="P1">Image URL: http://upload.wikimedia.org/wikipedia/commons/8/8d/Women%27s_rights_protest_in_Egypt7.jpg</text:p>
      <text:p text:style-name="P3"/>
      <text:p text:style-name="P1">&lt;!-- #########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######### --&gt;</text:p>
      <text:p text:style-name="P3"/>
      <text:p text:style-name="P1">school.jpg</text:p>
      <text:p text:style-name="P1">By clairer</text:p>
      <text:p text:style-name="P3"/>
      <text:p text:style-name="P1">morgueFile free photo</text:p>
      <text:p text:style-name="P1">You are allowed to copy, distribute, transmit the work and to adapt the work. Attribution is not required. You are prohibited from using this work in a stand alone manner.</text:p>
      <text:p text:style-name="P3"/>
      <text:p text:style-name="P2"><text:s text:c="4"/><text:span text:style-name="T1">* Image URI: http://mrg.bz/e7c1YG</text:span></text:p>
      <text:p text:style-name="P2"><text:s text:c="4"/><text:span text:style-name="T1">* JPEG URI: http://mrg.bz/3IRY6b</text:span>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IMG_0540.jpg</text:p>
      <text:p text:style-name="P1">By prairiebeat</text:p>
      <text:p text:style-name="P3"/>
      <text:p text:style-name="P1">morgueFile free photo</text:p>
      <text:p text:style-name="P1"><text:soft-page-break/>You are allowed to copy, distribute, transmit the work and to adapt the work. Attribution is not required. You are prohibited from using this work in a stand alone manner.</text:p>
      <text:p text:style-name="P3"/>
      <text:p text:style-name="P2"><text:s text:c="4"/><text:span text:style-name="T1">* Image URI: http://mrg.bz/dtR6u4</text:span></text:p>
      <text:p text:style-name="P2"><text:s text:c="4"/><text:span text:style-name="T1">* JPEG URI: http://mrg.bz/SVQF3K</text:span>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IMG_8552+.jpg</text:p>
      <text:p text:style-name="P1">By hrustall</text:p>
      <text:p text:style-name="P3"/>
      <text:p text:style-name="P1">morgueFile free photo</text:p>
      <text:p text:style-name="P1">You are allowed to copy, distribute, transmit the work and to adapt the work. Attribution is not required. You are prohibited from using this work in a stand alone manner.</text:p>
      <text:p text:style-name="P3"/>
      <text:p text:style-name="P2"><text:s text:c="4"/><text:span text:style-name="T1">* Image URI: http://mrg.bz/a3NvNN</text:span></text:p>
      <text:p text:style-name="P2"><text:s text:c="4"/><text:span text:style-name="T1">* JPEG URI: http://mrg.bz/fbXZjE</text:span>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IMG_8554.jpg</text:p>
      <text:p text:style-name="P1">By photomaryke</text:p>
      <text:p text:style-name="P3"/>
      <text:p text:style-name="P1">morgueFile free photo</text:p>
      <text:p text:style-name="P1">You are allowed to copy, distribute, transmit the work and to adapt the work. Attribution is not required. You are prohibited from using this work in a stand alone manner.</text:p>
      <text:p text:style-name="P3"/>
      <text:p text:style-name="P1">Image URI: http://mrg.bz/xIU9nn</text:p>
      <text:p text:style-name="P1">JPEG URI: http://mrg.bz/j9QQ9M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DSCN0347.jpg</text:p>
      <text:p text:style-name="P1">By pippalou</text:p>
      <text:p text:style-name="P3"/>
      <text:p text:style-name="P1">morgueFile free photo</text:p>
      <text:p text:style-name="P1">You are allowed to copy, distribute, transmit the work and to adapt the work. Attribution is not required. You are prohibited from using this work in a stand alone manner.</text:p>
      <text:p text:style-name="P3"/>
      <text:p text:style-name="P1">Image URI: http://mrg.bz/d9uqNT</text:p>
      <text:p text:style-name="P1">JPEG URI: http://mrg.bz/kf8byr</text:p>
      <text:p text:style-name="P3"/>
      <text:p text:style-name="P1">&lt;!-- ################################################################################################################### --&gt;</text:p>
      <text:p text:style-name="P1"><text:soft-page-break/>&lt;!-- ################################################################################################################### --&gt;</text:p>
      <text:p text:style-name="P3"/>
      <text:p text:style-name="P1">cohdranknchildatzoo.jpg</text:p>
      <text:p text:style-name="P1">By cohdra</text:p>
      <text:p text:style-name="P3"/>
      <text:p text:style-name="P1">morgueFile free photo</text:p>
      <text:p text:style-name="P1">You are allowed to copy, distribute, transmit the work and to adapt the work. Attribution is not required. You are prohibited from using this work in a stand alone manner.</text:p>
      <text:p text:style-name="P3"/>
      <text:p text:style-name="P2"><text:s text:c="4"/><text:span text:style-name="T1">* Image URI: http://mrg.bz/PdOsKq</text:span></text:p>
      <text:p text:style-name="P2"><text:s text:c="4"/><text:span text:style-name="T1">* JPEG URI: http://mrg.bz/NnoIVx</text:span>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Flamingos - Image ID: 1162698 - /photo/1162698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Music Play - Image ID: 1236660 - /photo/1236660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Javier Hidalgo Jerez - Image ID: 1126901 - /photo/1126901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File URL: http://commons.wikimedia.org/wiki/File:BBC_News_helicopter.JPG</text:p>
      <text:p text:style-name="P1">Image URL: http://upload.wikimedia.org/wikipedia/commons/4/4c/BBC_News_helicopter.JPG</text:p>
      <text:p text:style-name="P1">Licence: http://creativecommons.org/licenses/by-sa/3.0/deed.en</text:p>
      <text:p text:style-name="P1">Comments: Richard Yeowart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File URL: http://commons.wikimedia.org/wiki/File:Old_News_(7190456760).jpg</text:p>
      <text:p text:style-name="P1"><text:soft-page-break/>Image URL: http://upload.wikimedia.org/wikipedia/commons/2/2f/Old_News_(7190456760).jpg</text:p>
      <text:p text:style-name="P1">Licence: http://creativecommons.org/licenses/by/2.0/deed.en</text:p>
      <text:p text:style-name="P1">Comments: Author - Wayne Wilkinson - Uploaded by AlbertHerring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File URL: http://commons.wikimedia.org/wiki/File:D1.3527_7News_tram.JPG</text:p>
      <text:p text:style-name="P1">Image URL: http://upload.wikimedia.org/wikipedia/commons/e/e7/D1.3527_7News_tram.JPG</text:p>
      <text:p text:style-name="P1">Licence: http://creativecommons.org/licenses/by-sa/3.0/deed.en</text:p>
      <text:p text:style-name="P1">Comments: Author - Bahnfrend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File URL: http://commons.wikimedia.org/wiki/File:Ny_Nordisk_mode,_Catwalk_(1).jpg</text:p>
      <text:p text:style-name="P1">Image URL: http://upload.wikimedia.org/wikipedia/commons/0/04/Ny_Nordisk_mode,_Catwalk_(1).jpg</text:p>
      <text:p text:style-name="P1">Licence: http://creativecommons.org/licenses/by/2.5/dk/deed.en</text:p>
      <text:p text:style-name="P1">Comments: Author - Norden.org/Benjamin Suomela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File URL: http://commons.wikimedia.org/wiki/File:Life_News_Newsdesk.jpg</text:p>
      <text:p text:style-name="P1">Image URL: http://upload.wikimedia.org/wikipedia/commons/8/84/Life_News_Newsdesk.jpg</text:p>
      <text:p text:style-name="P1">Licence: http://creativecommons.org/licenses/by-sa/3.0/deed.en</text:p>
      <text:p text:style-name="P1">Comments: Sergey Samoylov Life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File URL: http://commons.wikimedia.org/wiki/File:Television_news_crew.jpg</text:p>
      <text:p text:style-name="P1">Image URL: http://upload.wikimedia.org/wikipedia/commons/f/fc/Television_news_crew.jpg</text:p>
      <text:p text:style-name="P1">Licence: Public domain</text:p>
      <text:p text:style-name="P1">Comments: This work has been released into the public domain by its author, Strawser Bonnie, U.S. Fish and Wildlife Service. This applies worldwide.</text:p>
      <text:p text:style-name="P3"/>
      <text:p text:style-name="P1">&lt;!-- ################################################################################################################### --&gt;</text:p>
      <text:p text:style-name="P1"><text:soft-page-break/>&lt;!-- ################################################################################################################### --&gt;</text:p>
      <text:p text:style-name="P3"/>
      <text:p text:style-name="P1">File URL: http://commons.wikimedia.org/wiki/File:Whitehall_protests.jpg</text:p>
      <text:p text:style-name="P1">Image URL: http://upload.wikimedia.org/wikipedia/commons/b/b3/Whitehall_protests.jpg</text:p>
      <text:p text:style-name="P1">Licence: http://creativecommons.org/licenses/by/2.0/deed.en</text:p>
      <text:p text:style-name="P1">Comments: Author - Andy Wright from Sheffield, UK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File URL: http://commons.wikimedia.org/wiki/File:070520-Bagram_Airfield_from_the_Air_Traffic_Control_Tower's_catwalk_2.jpg</text:p>
      <text:p text:style-name="P1">Image URL: http://upload.wikimedia.org/wikipedia/commons/8/85/070520-Bagram_Airfield_from_the_Air_Traffic_Control_Tower's_catwalk_2.jpg</text:p>
      <text:p text:style-name="P1">Licence: This image or file is a work of a U.S. Air Force Airman or employee, taken or made as part of that person's official duties. As a work of the U.S. federal government, the image or file is in the public domain.</text:p>
      <text:p text:style-name="P1">Comments: Author - Staff Sgt. Craig Seals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Stock photo: Sports at the beach - Image ID: 397505 - /photo/397505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GSXR600BA.ashx.jpg</text:p>
      <text:p text:style-name="P1">http://media.suzukicycles.com/~/media/Product/Cycles/GSXR600/2009/GSXR600/Gallery/GSXR600BA.ashx?w=1600&amp;h=1200&amp;backgroundColor=white</text:p>
      <text:p text:style-name="P1">http://media.suzukicycles.com/Motorcycles/Sportbike/GSXR600/2009/Photos.aspx</text:p>
      <text:p text:style-name="P3"/>
      <text:p text:style-name="P1">&lt;!-- ################################################################################################################### --&gt;</text:p>
      <text:p text:style-name="P1">&lt;!-- ################################################################################################################### --&gt;</text:p>
      <text:p text:style-name="P3"/>
      <text:p text:style-name="P1">GSXR600AA.ashx.jpg</text:p>
      <text:p text:style-name="P1">http://media.suzukicycles.com/~/media/Product/Cycles/GSXR600/2009/GSXR600/Gallery/GSXR600AA.ashx?w=1600&amp;h=1200&amp;backgroundColor=white</text:p>
      <text:p text:style-name="P5">http://media.suzukicycles.com/Motorcycles/Sportbike/GSXR600/2009/Photos.aspx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no her</meta:initial-creator>
    <meta:creation-date>2019-11-26T09:36:23</meta:creation-date>
    <meta:document-statistic meta:table-count="0" meta:image-count="0" meta:object-count="0" meta:page-count="5" meta:paragraph-count="132" meta:word-count="679" meta:character-count="11093"/>
    <dc:date>2019-11-26T09:38:25</dc:date>
    <dc:creator>Bruno her</dc:creator>
    <meta:editing-duration>PT2M3S</meta:editing-duration>
    <meta:editing-cycles>1</meta:editing-cycles>
    <meta:generator>OpenOffice/4.1.7$Unix OpenOffice.org_project/417m1$Build-9800</meta:generator>
  </office:meta>
</office:document-meta>
</file>